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Old Standard TT" svg:font-family="'Old Standard TT'" style:font-pitch="variable"/>
    <style:font-face style:name="Old Standard TT1" svg:font-family="'Old Standard TT'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solid" svg:stroke-width="0.026cm" svg:stroke-color="#00695c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6cm" fo:min-width="1.957cm" fo:padding-top="0.254cm" fo:padding-bottom="0.254cm" fo:padding-left="0.254cm" fo:padding-right="0.254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00695c" draw:marker-start="msArrow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6cm" fo:min-width="6.449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00695c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6cm" fo:min-width="5.936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6cm" fo:min-width="1.457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6cm" fo:min-width="5.436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6a69a" loext:opacity="100%" style:text-line-through-style="none" style:text-line-through-type="none" style:text-position="0% 100%" style:font-name="Old Standard TT1" fo:font-size="30pt" fo:letter-spacing="normal" fo:font-style="normal" style:text-underline-style="none" fo:font-weight="normal" style:font-name-asian="Old Standard TT1" style:font-size-asian="30pt" style:font-style-asian="normal" style:font-weight-asian="normal" style:font-name-complex="Old Standard TT1" style:font-size-complex="3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Old Standard TT1" fo:font-size="24pt" fo:letter-spacing="normal" fo:font-style="normal" style:text-underline-style="none" fo:font-weight="normal" style:font-name-asian="Old Standard TT1" style:font-size-asian="24pt" style:font-style-asian="normal" style:font-weight-asian="normal" style:font-name-complex="Old Standard TT1" style:font-size-complex="24pt" style:font-style-complex="normal" style:font-weight-complex="normal"/>
    </style:style>
    <style:style style:name="T3" style:family="text">
      <style:text-properties fo:font-variant="normal" fo:text-transform="none" fo:color="#26a69a" loext:opacity="100%" style:text-line-through-style="none" style:text-line-through-type="none" style:text-position="0% 100%" style:font-name="Old Standard TT1" fo:font-size="18pt" fo:letter-spacing="normal" fo:font-style="normal" style:text-underline-style="none" fo:font-weight="normal" style:font-name-asian="Old Standard TT1" style:font-size-asian="18pt" style:font-style-asian="normal" style:font-weight-asian="normal" style:font-name-complex="Old Standard TT1" style:font-size-complex="18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fo:font-variant="normal" fo:text-transform="none" fo:color="#b7b7b7" loext:opacity="100%" style:text-line-through-style="none" style:text-line-through-type="none" style:text-position="0% 100%" style:font-name="Old Standard TT1" fo:font-size="24pt" fo:letter-spacing="normal" fo:font-style="normal" style:text-underline-style="none" fo:font-weight="normal" style:font-name-asian="Old Standard TT1" style:font-size-asian="24pt" style:font-style-asian="normal" style:font-weight-asian="normal" style:font-name-complex="Old Standard TT1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Old Standard TT1" fo:font-size="30pt" fo:letter-spacing="normal" fo:font-style="normal" style:text-underline-style="none" fo:font-weight="normal" style:font-name-asian="Old Standard TT1" style:font-size-asian="30pt" style:font-style-asian="normal" style:font-weight-asian="normal" style:font-name-complex="Old Standard TT1" style:font-size-complex="30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Old Standard TT1" fo:font-size="18pt" fo:letter-spacing="normal" fo:font-style="normal" style:text-underline-style="none" fo:font-weight="normal" style:font-name-asian="Old Standard TT1" style:font-size-asian="18pt" style:font-style-asian="normal" style:font-weight-asian="normal" style:font-name-complex="Old Standard TT1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ize="11pt" fo:letter-spacing="normal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Old Standard TT1" fo:font-size="24pt" fo:letter-spacing="normal" fo:font-style="italic" style:text-underline-style="none" fo:font-weight="bold" style:font-name-asian="Old Standard TT1" style:font-size-asian="24pt" style:font-style-asian="italic" style:font-weight-asian="bold" style:font-name-complex="Old Standard TT1" style:font-size-complex="24pt" style:font-style-complex="italic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Old Standard TT1" fo:font-size="24pt" fo:letter-spacing="normal" fo:font-style="italic" style:text-underline-style="none" fo:font-weight="normal" style:font-name-asian="Old Standard TT1" style:font-size-asian="24pt" style:font-style-asian="italic" style:font-weight-asian="normal" style:font-name-complex="Old Standard TT1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ittle bit of a syntax" draw:style-name="dp1" draw:master-page-name="TITLE_5f_AND_5f_BODY" presentation:presentation-page-layout-name="AL1T1">
        <office:forms form:automatic-focus="false" form:apply-design-mode="false"/>
        <draw:frame draw:name="Google Shape;59;p13" presentation:style-name="pr1" draw:text-style-name="P2" draw:layer="layout" svg:width="23.667cm" svg:height="1.702cm" svg:x="0.866cm" svg:y="1.236cm" presentation:class="title" presentation:user-transformed="true">
          <draw:text-box>
            <text:p text:style-name="P1"><text:span text:style-name="T1">Little bit of a syntax</text:span></text:p>
          </draw:text-box>
        </draw:frame>
        <draw:frame draw:name="Google Shape;60;p13" presentation:style-name="pr2" draw:text-style-name="P4" draw:layer="layout" svg:width="20.305cm" svg:height="1.867cm" svg:x="4.228cm" svg:y="4.948cm" presentation:class="outline" presentation:user-transformed="true">
          <draw:text-box>
            <text:p text:style-name="P3"><text:span text:style-name="T2">(conj [] :first 2 {:name “Ava”})</text:span></text:p>
          </draw:text-box>
        </draw:frame>
        <draw:custom-shape draw:name="Google Shape;61;p13" draw:style-name="gr1" draw:text-style-name="P5" draw:layer="layout" svg:width="1.447cm" svg:height="1.163cm" svg:x="0.878cm" svg:y="4.336cm">
          <text:p text:style-name="P1"><text:span text:style-name="T3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1" draw:text-style-name="P5" draw:layer="layout" svg:width="2.648cm" svg:height="1.867cm" svg:x="1.846cm" svg:y="2.727cm">
          <text:p text:style-name="P1"><text:span text:style-name="T3">symbol</text:span></text:p>
          <text:p text:style-name="P1"><text:span text:style-name="T3">(nam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1" draw:text-style-name="P5" draw:layer="layout" svg:width="3.137cm" svg:height="1.163cm" svg:x="4.215cm" svg:y="3.361cm">
          <text:p text:style-name="P1"><text:span text:style-name="T3">v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1" draw:text-style-name="P5" draw:layer="layout" svg:width="3.137cm" svg:height="1.163cm" svg:x="6.544cm" svg:y="3.361cm">
          <text:p text:style-name="P1"><text:span text:style-name="T3">key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3" draw:style-name="gr1" draw:text-style-name="P5" draw:layer="layout" svg:width="1.732cm" svg:height="1.163cm" svg:x="10.317cm" svg:y="3.361cm">
          <text:p text:style-name="P6"><text:span text:style-name="T3">lo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3" draw:style-name="gr2" draw:text-style-name="P7" draw:layer="layout" svg:width="1.492cm" svg:height="0.937cm" svg:x="3.456cm" svg:y="4.5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;p13" draw:style-name="gr2" draw:text-style-name="P7" draw:layer="layout" svg:width="0.746cm" svg:height="0.597cm" svg:x="5.784cm" svg:y="4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8;p13" draw:style-name="gr2" draw:text-style-name="P7" draw:layer="layout" svg:width="0.139cm" svg:height="0.785cm" svg:x="8.113cm" svg:y="4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9;p13" draw:style-name="gr2" draw:text-style-name="P7" draw:layer="layout" svg:width="1.51cm" svg:height="0.597cm" svg:x="9.673cm" svg:y="4.5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0;p13" draw:style-name="gr2" draw:text-style-name="P7" draw:layer="layout" svg:width="2.168cm" svg:height="0.862cm" svg:x="2.326cm" svg:y="4.9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1;p13" draw:style-name="gr3" draw:text-style-name="P8" draw:layer="layout" svg:width="2.464cm" svg:height="1.163cm" svg:x="13.036cm" svg:y="3.362cm">
          <text:p text:style-name="P6"><text:span text:style-name="T3">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3" draw:style-name="gr2" draw:text-style-name="P7" draw:layer="layout" svg:width="1cm" svg:height="0.649cm" svg:x="12.902cm" svg:y="4.526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56;g3958070211e4eff1_169:notes" draw:style-name="gr4" draw:layer="layout" svg:width="16.932cm" svg:height="9.524cm" svg:x="1.059cm" svg:y="1.905cm" draw:page-number="1" presentation:class="page"/>
          <draw:frame draw:name="Google Shape;57;g3958070211e4eff1_169:notes" presentation:style-name="pr3" draw:text-style-name="P9" draw:layer="layout" svg:width="15.239cm" svg:height="11.429cm" svg:x="1.905cm" svg:y="12.065cm" presentation:class="notes" presentation:user-transformed="true">
            <draw:text-box>
              <text:p text:style-name="P1"><text:span text:style-name="T4">Clojure is a Lisp, i.e. the code consists of the same data you use as a programmer.</text:span></text:p>
              <text:p text:style-name="P1"><text:span text:style-name="T4">Vectors are similar to JS arrays, keywords to strings (but they’re magical and can be also used as a function that takes a map and looks up its value).</text:span></text:p>
              <text:p text:style-name="P1"><text:span text:style-name="T4">This is the </text:span><text:span text:style-name="T5">syntax</text:span><text:span text:style-name="T4">, i.e. how characters become data. </text:span></text:p>
            </draw:text-box>
          </draw:frame>
        </presentation:notes>
      </draw:page>
      <draw:page draw:name="Little bit of a syntax and semantics" draw:style-name="dp1" draw:master-page-name="TITLE_5f_AND_5f_BODY" presentation:presentation-page-layout-name="AL1T1">
        <draw:frame draw:name="Google Shape;77;p14" presentation:style-name="pr2" draw:text-style-name="P4" draw:layer="layout" svg:width="20.305cm" svg:height="1.867cm" svg:x="4.228cm" svg:y="4.948cm" presentation:class="outline" presentation:user-transformed="true">
          <draw:text-box>
            <text:p text:style-name="P3"><text:span text:style-name="T2">(conj [] :first 2 {:name “Ava”}) </text:span><text:span text:style-name="T6">; =&gt; [:first 2 {:n...}]</text:span></text:p>
          </draw:text-box>
        </draw:frame>
        <draw:frame draw:name="Google Shape;78;p14" presentation:style-name="pr1" draw:text-style-name="P2" draw:layer="layout" svg:width="23.667cm" svg:height="1.702cm" svg:x="0.866cm" svg:y="1.236cm" presentation:class="title" presentation:user-transformed="true">
          <draw:text-box>
            <text:p text:style-name="P1"><text:span text:style-name="T1">Little bit of a syntax</text:span><text:span text:style-name="T7"> and semantics</text:span></text:p>
          </draw:text-box>
        </draw:frame>
        <draw:custom-shape draw:name="Google Shape;79;p14" draw:style-name="gr5" draw:text-style-name="P7" draw:layer="layout" svg:width="1.922cm" svg:height="0.952cm" draw:transform="rotate (-1.5707963267949) translate (6.544cm 6.54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80;p14" draw:style-name="gr6" draw:text-style-name="P10" draw:layer="layout" svg:width="6.956cm" svg:height="1.867cm" draw:transform="skewX (-0.00645771823237902) rotate (-0.00645771823237886) translate (6.544cm 7.531cm)">
          <text:p text:style-name="P1"><text:span text:style-name="T8">resolves to st. callable</text:span></text:p>
          <text:p text:style-name="P1"><text:span text:style-name="T8">(fn, macro, spec. for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4" draw:style-name="gr7" draw:text-style-name="P5" draw:layer="layout" svg:width="0.597cm" svg:height="8.334cm" draw:transform="rotate (-1.5707963267949) translate (14.98cm 6.292cm)">
          <text:p/>
          <draw:enhanced-geometry draw:mirror-horizontal="false" draw:mirror-vertical="false" svg:viewBox="0 0 0 0" draw:text-areas="0 ?f15 ?f14 ?f16" draw:type="ooxml-rightBrace" draw:modifiers="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aximum="?f5" draw:handle-range-y-minimum="0" draw:handle-position="?f17 ?f7"/>
            <draw:handle draw:handle-range-y-maximum="100000" draw:handle-range-y-minimum="0" draw:handle-position="?f18 ?f8"/>
          </draw:enhanced-geometry>
        </draw:custom-shape>
        <draw:custom-shape draw:name="Google Shape;82;p14" draw:style-name="gr8" draw:text-style-name="P8" draw:layer="layout" svg:width="6.443cm" svg:height="1.163cm" svg:x="8.057cm" svg:y="6.562cm">
          <text:p text:style-name="P6"><text:span text:style-name="T8">sent as arg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4" draw:style-name="gr1" draw:text-style-name="P5" draw:layer="layout" svg:width="3.87cm" svg:height="1.163cm" svg:x="0cm" svg:y="6.603cm">
          <text:p text:style-name="P1"><text:span text:style-name="T8">invo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4" draw:style-name="gr2" draw:text-style-name="P7" draw:layer="layout" svg:width="1.228cm" svg:height="0.989cm" draw:transform="rotate (-3.14159265358979) translate (4.479cm 7.24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5;p14" draw:style-name="gr1" draw:text-style-name="P5" draw:layer="layout" svg:width="1.447cm" svg:height="1.163cm" svg:x="0.878cm" svg:y="4.336cm">
          <text:p text:style-name="P1"><text:span text:style-name="T3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4" draw:style-name="gr1" draw:text-style-name="P5" draw:layer="layout" svg:width="3.137cm" svg:height="1.163cm" svg:x="4.215cm" svg:y="3.361cm">
          <text:p text:style-name="P1"><text:span text:style-name="T3">v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4" draw:style-name="gr1" draw:text-style-name="P5" draw:layer="layout" svg:width="3.137cm" svg:height="1.163cm" svg:x="6.544cm" svg:y="3.361cm">
          <text:p text:style-name="P1"><text:span text:style-name="T3">key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4" draw:style-name="gr1" draw:text-style-name="P5" draw:layer="layout" svg:width="1.732cm" svg:height="1.163cm" svg:x="10.317cm" svg:y="3.361cm">
          <text:p text:style-name="P6"><text:span text:style-name="T3">lo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4" draw:style-name="gr2" draw:text-style-name="P7" draw:layer="layout" svg:width="1.492cm" svg:height="0.937cm" svg:x="3.456cm" svg:y="4.5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0;p14" draw:style-name="gr2" draw:text-style-name="P7" draw:layer="layout" svg:width="0.746cm" svg:height="0.597cm" svg:x="5.784cm" svg:y="4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;p14" draw:style-name="gr2" draw:text-style-name="P7" draw:layer="layout" svg:width="0.139cm" svg:height="0.785cm" svg:x="8.113cm" svg:y="4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2;p14" draw:style-name="gr2" draw:text-style-name="P7" draw:layer="layout" svg:width="1.51cm" svg:height="0.597cm" svg:x="9.673cm" svg:y="4.5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3;p14" draw:style-name="gr2" draw:text-style-name="P7" draw:layer="layout" svg:width="2.168cm" svg:height="0.862cm" svg:x="2.326cm" svg:y="4.9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;p14" draw:style-name="gr9" draw:text-style-name="P8" draw:layer="layout" svg:width="1.964cm" svg:height="1.163cm" svg:x="13.036cm" svg:y="3.362cm">
          <text:p text:style-name="P6"><text:span text:style-name="T3">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4" draw:style-name="gr2" draw:text-style-name="P7" draw:layer="layout" svg:width="1cm" svg:height="0.649cm" svg:x="12.902cm" svg:y="4.5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6;p14" draw:style-name="gr1" draw:text-style-name="P5" draw:layer="layout" svg:width="2.648cm" svg:height="1.867cm" svg:x="1.846cm" svg:y="2.727cm">
          <text:p text:style-name="P1"><text:span text:style-name="T3">symbol</text:span></text:p>
          <text:p text:style-name="P1"><text:span text:style-name="T3">(nam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4;g3958070211e4eff1_315:notes" draw:style-name="gr4" draw:layer="layout" svg:width="16.932cm" svg:height="9.524cm" svg:x="1.059cm" svg:y="1.905cm" draw:page-number="2" presentation:class="page"/>
          <draw:frame draw:name="Google Shape;75;g3958070211e4eff1_315:notes" presentation:style-name="pr3" draw:text-style-name="P9" draw:layer="layout" svg:width="15.239cm" svg:height="11.429cm" svg:x="1.905cm" svg:y="12.065cm" presentation:class="notes" presentation:user-transformed="true">
            <draw:text-box>
              <text:p text:style-name="P1"><text:span text:style-name="T9">Semantics</text:span><text:span text:style-name="T10">: A list is </text:span><text:span text:style-name="T9">interpreted</text:span><text:span text:style-name="T10"> as an invocation (e.g. a function call).</text:span></text:p>
              <text:p text:style-name="P1"><text:span text:style-name="T10">For our purposes here, all invocable things - a function, a macro, a special form - are ± the same thing.</text:span></text:p>
            </draw:text-box>
          </draw:frame>
        </presentation:notes>
      </draw:page>
      <draw:page draw:name="Little bit of a syntax and semantics" draw:style-name="dp1" draw:master-page-name="TITLE_5f_AND_5f_BODY" presentation:presentation-page-layout-name="AL1T1">
        <draw:frame draw:name="Google Shape;101;p15" presentation:style-name="pr1" draw:text-style-name="P2" draw:layer="layout" svg:width="23.667cm" svg:height="1.702cm" svg:x="0.866cm" svg:y="1.236cm" presentation:class="title" presentation:user-transformed="true">
          <draw:text-box>
            <text:p text:style-name="P1"><text:span text:style-name="T1">Little bit of a syntax</text:span><text:span text:style-name="T7"> and semantics</text:span></text:p>
          </draw:text-box>
        </draw:frame>
        <draw:frame draw:name="Google Shape;102;p15" presentation:style-name="pr2" draw:text-style-name="P4" draw:layer="layout" svg:width="10.686cm" svg:height="5.357cm" svg:x="14.162cm" svg:y="8.387cm" presentation:class="outline" presentation:user-transformed="true">
          <draw:text-box>
            <text:p text:style-name="P3"><text:span text:style-name="T2">(</text:span><text:span text:style-name="T11">defn</text:span><text:span text:style-name="T2"> subtract-smaller [x y]</text:span><text:span text:style-name="T2"><text:line-break/></text:span><text:span text:style-name="T2"> <text:s/>(</text:span><text:span text:style-name="T12">if</text:span><text:span text:style-name="T2"> (&gt; x y)</text:span><text:span text:style-name="T2"><text:line-break/></text:span><text:span text:style-name="T2"> <text:s text:c="3"/>(- x y)</text:span><text:span text:style-name="T2"><text:line-break/></text:span><text:span text:style-name="T2"> <text:s text:c="3"/>(- y x)))</text:span></text:p>
          </draw:text-box>
        </draw:frame>
        <draw:custom-shape draw:name="Google Shape;103;p15" draw:style-name="gr1" draw:text-style-name="P5" draw:layer="layout" svg:width="2.935cm" svg:height="1.163cm" svg:x="14.352cm" svg:y="6.932cm">
          <text:p text:style-name="P1"><text:span text:style-name="T8">a mac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5" draw:style-name="gr1" draw:text-style-name="P5" draw:layer="layout" svg:width="2.577cm" svg:height="1.163cm" svg:x="18.135cm" svg:y="6.896cm">
          <text:p text:style-name="P1"><text:span text:style-name="T8">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5" draw:style-name="gr10" draw:text-style-name="P5" draw:layer="layout" svg:width="3.483cm" svg:height="2.141cm" svg:x="22.316cm" svg:y="5.955cm">
          <text:p text:style-name="P1"><text:span text:style-name="T8">args - 2 sym v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5" draw:style-name="gr1" draw:text-style-name="P5" draw:layer="layout" svg:width="6.719cm" svg:height="2.141cm" svg:x="19.236cm" svg:y="10.802cm">
          <text:p text:style-name="P1"><text:span text:style-name="T8">Everything an expr.</text:span></text:p>
          <text:p text:style-name="P1"><text:span text:style-name="T8">No explicit `return`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5" draw:style-name="gr2" draw:text-style-name="P7" draw:layer="layout" svg:width="0.001cm" svg:height="0.665cm" svg:x="15.622cm" svg:y="8.0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8;p15" draw:style-name="gr2" draw:text-style-name="P7" draw:layer="layout" svg:width="0.001cm" svg:height="0.665cm" svg:x="19.22cm" svg:y="8.0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9;p15" draw:style-name="gr2" draw:text-style-name="P7" draw:layer="layout" svg:width="0.001cm" svg:height="0.665cm" svg:x="23.665cm" svg:y="8.0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0;p15" draw:style-name="gr1" draw:text-style-name="P5" draw:layer="layout" svg:width="2.577cm" svg:height="1.163cm" svg:x="11.658cm" svg:y="11.489cm">
          <text:p text:style-name="P11"><text:span text:style-name="T8">fn c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5" draw:style-name="gr2" draw:text-style-name="P7" draw:layer="layout" svg:width="1.892cm" svg:height="1.305cm" draw:transform="rotate (-3.14159265358979) translate (16.128cm 12.07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2;p15" draw:style-name="gr2" draw:text-style-name="P7" draw:layer="layout" svg:width="1.265cm" svg:height="0.65cm" svg:x="14.236cm" svg:y="12.07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13;p15" presentation:style-name="pr2" draw:text-style-name="P4" draw:layer="layout" svg:width="20.305cm" svg:height="1.867cm" svg:x="4.228cm" svg:y="4.948cm" presentation:class="outline" presentation:user-transformed="true">
          <draw:text-box>
            <text:p text:style-name="P3"><text:span text:style-name="T2">(conj [] :first 2 {:name “Ava”}) </text:span><text:span text:style-name="T6">; =&gt; [:first 2 {:n...}]</text:span></text:p>
          </draw:text-box>
        </draw:frame>
        <draw:custom-shape draw:name="Google Shape;114;p15" draw:style-name="gr5" draw:text-style-name="P7" draw:layer="layout" svg:width="1.922cm" svg:height="0.952cm" draw:transform="rotate (-1.5707963267949) translate (6.544cm 6.54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15;p15" draw:style-name="gr6" draw:text-style-name="P10" draw:layer="layout" svg:width="6.956cm" svg:height="1.867cm" svg:x="6.544cm" svg:y="7.531cm">
          <text:p text:style-name="P1"><text:span text:style-name="T8">resolves to st. callable</text:span></text:p>
          <text:p text:style-name="P1"><text:span text:style-name="T8">(fn, macro, spec. for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5" draw:style-name="gr7" draw:text-style-name="P5" draw:layer="layout" svg:width="0.597cm" svg:height="8.334cm" draw:transform="rotate (-1.5707963267949) translate (14.98cm 6.292cm)">
          <text:p/>
          <draw:enhanced-geometry draw:mirror-horizontal="false" draw:mirror-vertical="false" svg:viewBox="0 0 0 0" draw:text-areas="0 ?f15 ?f14 ?f16" draw:type="ooxml-rightBrace" draw:modifiers="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aximum="?f5" draw:handle-range-y-minimum="0" draw:handle-position="?f17 ?f7"/>
            <draw:handle draw:handle-range-y-maximum="100000" draw:handle-range-y-minimum="0" draw:handle-position="?f18 ?f8"/>
          </draw:enhanced-geometry>
        </draw:custom-shape>
        <draw:custom-shape draw:name="Google Shape;117;p15" draw:style-name="gr11" draw:text-style-name="P8" draw:layer="layout" svg:width="5.943cm" svg:height="1.163cm" svg:x="8.057cm" svg:y="6.562cm">
          <text:p text:style-name="P6"><text:span text:style-name="T8">sent as arg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5" draw:style-name="gr1" draw:text-style-name="P5" draw:layer="layout" svg:width="3.87cm" svg:height="1.163cm" svg:x="0cm" svg:y="6.603cm">
          <text:p text:style-name="P1"><text:span text:style-name="T8">invo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5" draw:style-name="gr2" draw:text-style-name="P7" draw:layer="layout" svg:width="1.228cm" svg:height="0.989cm" draw:transform="rotate (-3.14159265358979) translate (4.479cm 7.24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0;p15" draw:style-name="gr1" draw:text-style-name="P5" draw:layer="layout" svg:width="1.447cm" svg:height="1.163cm" svg:x="0.878cm" svg:y="4.336cm">
          <text:p text:style-name="P1"><text:span text:style-name="T3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5" draw:style-name="gr1" draw:text-style-name="P5" draw:layer="layout" svg:width="3.137cm" svg:height="1.163cm" svg:x="4.215cm" svg:y="3.361cm">
          <text:p text:style-name="P1"><text:span text:style-name="T3">v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5" draw:style-name="gr1" draw:text-style-name="P5" draw:layer="layout" svg:width="3.137cm" svg:height="1.163cm" svg:x="6.544cm" svg:y="3.361cm">
          <text:p text:style-name="P1"><text:span text:style-name="T3">key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5" draw:style-name="gr1" draw:text-style-name="P5" draw:layer="layout" svg:width="1.732cm" svg:height="1.163cm" svg:x="10.317cm" svg:y="3.361cm">
          <text:p text:style-name="P6"><text:span text:style-name="T3">lo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5" draw:style-name="gr2" draw:text-style-name="P7" draw:layer="layout" svg:width="1.492cm" svg:height="0.937cm" svg:x="3.456cm" svg:y="4.5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5;p15" draw:style-name="gr2" draw:text-style-name="P7" draw:layer="layout" svg:width="0.746cm" svg:height="0.597cm" svg:x="5.784cm" svg:y="4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6;p15" draw:style-name="gr2" draw:text-style-name="P7" draw:layer="layout" svg:width="0.139cm" svg:height="0.785cm" svg:x="8.113cm" svg:y="4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15" draw:style-name="gr2" draw:text-style-name="P7" draw:layer="layout" svg:width="1.51cm" svg:height="0.597cm" svg:x="9.673cm" svg:y="4.5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8;p15" draw:style-name="gr2" draw:text-style-name="P7" draw:layer="layout" svg:width="2.168cm" svg:height="0.862cm" svg:x="2.326cm" svg:y="4.9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9;p15" draw:style-name="gr9" draw:text-style-name="P8" draw:layer="layout" svg:width="1.964cm" svg:height="1.163cm" svg:x="13.036cm" svg:y="3.362cm">
          <text:p text:style-name="P6"><text:span text:style-name="T3">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15" draw:style-name="gr2" draw:text-style-name="P7" draw:layer="layout" svg:width="1cm" svg:height="0.649cm" svg:x="12.902cm" svg:y="4.5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1;p15" draw:style-name="gr1" draw:text-style-name="P5" draw:layer="layout" svg:width="2.648cm" svg:height="1.867cm" svg:x="1.846cm" svg:y="2.727cm">
          <text:p text:style-name="P1"><text:span text:style-name="T3">symbol</text:span></text:p>
          <text:p text:style-name="P1"><text:span text:style-name="T3">(nam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8;g3958070211e4eff1_251:notes" draw:style-name="gr4" draw:layer="layout" svg:width="16.932cm" svg:height="9.524cm" svg:x="1.059cm" svg:y="1.905cm" draw:page-number="3" presentation:class="page"/>
          <draw:frame draw:name="Google Shape;99;g3958070211e4eff1_251:notes" presentation:style-name="pr3" draw:text-style-name="P9" draw:layer="layout" svg:width="15.239cm" svg:height="11.429cm" svg:x="1.905cm" svg:y="12.065cm" presentation:class="notes" presentation:user-transformed="true">
            <draw:text-box>
              <text:p text:style-name="P1"><text:span text:style-name="T4">Defining a function looks just the same. Highlights:</text:span></text:p>
              <text:p text:style-name="P1"><text:span text:style-name="T4">`&gt;`, `-` are function calls - there are no operators in Clj. `if` is a spec. Form, i.e. just like a function call for our purposes.</text:span><text:span text:style-name="T4"><text:line-break/></text:span><text:span text:style-name="T4">No “else”, no reserved words in Clj. Everything returns a value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Old Standard TT" svg:font-family="'Old Standard TT'" style:font-pitch="variable"/>
    <style:font-face style:name="Old Standard TT1" svg:font-family="'Old Standard TT'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bf0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bf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26a69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a69a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Old Standard TT1" fo:font-size="10pt" fo:letter-spacing="normal" fo:font-style="normal" style:text-underline-style="none" fo:font-weight="normal" style:font-name-asian="Old Standard TT1" style:font-size-asian="10pt" style:font-style-asian="normal" style:font-weight-asian="normal" style:font-name-complex="Old Standard TT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custom-shape draw:name="Google Shape;20;p4" draw:style-name="Mgr3" draw:text-style-name="MP5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3.667cm" svg:height="1.702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36cm" svg:x="0.866cm" svg:y="3.254cm" presentation:class="outline" presentation:placeholder="true" presentation:user-transformed="true">
        <draw:text-box/>
      </draw:frame>
      <draw:frame draw:name="Google Shape;23;p4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generator>LibreOffice/7.3.1.3$MacOSX_X86_64 LibreOffice_project/a69ca51ded25f3eefd52d7bf9a5fad8c90b87951</meta:generator>
    <dc:date>2022-03-25T14:45:40.916330975</dc:date>
    <meta:editing-duration>PT6H50M50S</meta:editing-duration>
    <meta:editing-cycles>1</meta:editing-cycles>
    <meta:document-statistic meta:object-count="91"/>
  </office:meta>
</office:document-meta>
</file>